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00000004ECBAE5B6A83A2E149.png" manifest:media-type="image/png"/>
  <manifest:file-entry manifest:full-path="Pictures/10000000000002A00000004EE278DF4924CF5E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Preformatted_20_Text">
      <style:paragraph-properties fo:margin-top="0cm" fo:margin-bottom="0.499cm" loext:contextual-spacing="fals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color="#ff000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Create Multiple User Accounts in Linux</text:h>
      <text:p text:style-name="Text_20_body">by <text:a xlink:type="simple" xlink:href="https://www.tecmint.com/author/aaronkili/" text:style-name="Internet_20_link" text:visited-style-name="Visited_20_Internet_20_Link">Aaron Kili</text:a> | Published: November 27, 2018 | November 27, 2018 </text:p>
      <text:section text:style-name="Sect1" text:name="exam_announcement">
        <text:p text:style-name="Text_20_body"><text:span text:style-name="T1">Download Your Free eBooks NOW</text:span> - <text:a xlink:type="simple" xlink:href="https://www.tecmint.com/10-useful-free-linux-ebooks-for-newbies-and-administrators/" office:target-frame-name="_blank" xlink:show="new" text:style-name="Internet_20_link" text:visited-style-name="Visited_20_Internet_20_Link"><text:span text:style-name="T2">10 Free Linux eBooks for Administrators</text:span></text:a> | <text:a xlink:type="simple" xlink:href="https://www.tecmint.com/free-linux-shell-scripting-books/" office:target-frame-name="_blank" xlink:show="new" text:style-name="Internet_20_link" text:visited-style-name="Visited_20_Internet_20_Link"><text:span text:style-name="T2">4 Free Shell Scripting eBooks</text:span></text:a> </text:p>
      </text:section>
      <text:p text:style-name="Text_20_body">The two utilities for adding or creating user accounts in Unix/Linux systems are <text:span text:style-name="Strong_20_Emphasis">adduser</text:span> and <text:a xlink:type="simple" xlink:href="https://www.tecmint.com/add-users-in-linux/" office:target-frame-name="_blank" xlink:show="new" text:style-name="Internet_20_link" text:visited-style-name="Visited_20_Internet_20_Link">useradd</text:a>. These commands are designed to add a single user account in the system at a time. What if you have multiple users accounts to be created? That’s when you need a program such as <text:span text:style-name="Strong_20_Emphasis">newusers</text:span>.</text:p>
      <text:p text:style-name="Text_20_body"><text:span text:style-name="Strong_20_Emphasis">Newusers</text:span> is a useful command line utility used to update and create new user accounts at a single time. It is intended to be used in IT environments with large systems where a system administrator needed to update or create multiple user accounts in batch. It reads information from <text:span text:style-name="Strong_20_Emphasis">stdin</text:span> (by default) or a file to update a set of existing user accounts or to create new users.</text:p>
      <text:p text:style-name="Text_20_body">In this article, we will explain how to create multiple user accounts in batch mode using <text:span text:style-name="Strong_20_Emphasis">Newusers</text:span> utility in Linux systems.</text:p>
      <text:p text:style-name="Text_20_body">To create users in a batch, you can provide their information in a file in the following format, same as the standard password file:</text:p>
      <text:p text:style-name="P5">pw_name:pw_passwd:pw_uid:pw_gid:pw_gecos:pw_dir:pw_shell</text:p>
      <text:p text:style-name="Text_20_body"><text:bookmark text:name="aswift_4_expand"/><text:bookmark text:name="aswift_4_anchor"/>where:</text:p>
      <text:list xml:id="list4208506975" text:style-name="L1">
        <text:list-item>
          <text:p text:style-name="P3"><text:span text:style-name="Strong_20_Emphasis">pw_name</text:span>: username </text:p>
        </text:list-item>
        <text:list-item>
          <text:p text:style-name="P3"><text:span text:style-name="Strong_20_Emphasis">pw_passwd</text:span>: user’s password </text:p>
        </text:list-item>
        <text:list-item>
          <text:p text:style-name="P3"><text:span text:style-name="Strong_20_Emphasis">pw_uid</text:span>: user’s ID </text:p>
        </text:list-item>
        <text:list-item>
          <text:p text:style-name="P3"><text:span text:style-name="Strong_20_Emphasis">pw_gid</text:span>: user’s group ID </text:p>
        </text:list-item>
        <text:list-item>
          <text:p text:style-name="P3"><text:span text:style-name="Strong_20_Emphasis">pw_gecos</text:span>: defines comments sections. </text:p>
        </text:list-item>
        <text:list-item>
          <text:p text:style-name="P3"><text:span text:style-name="Strong_20_Emphasis">pw_dir</text:span>: defines the home directory of the user. </text:p>
        </text:list-item>
        <text:list-item>
          <text:p text:style-name="P1"><text:span text:style-name="Strong_20_Emphasis">pw_shell</text:span>: defines user’s default shell. </text:p>
        </text:list-item>
      </text:list>
      <text:p text:style-name="Text_20_body"><text:span text:style-name="Strong_20_Emphasis"><text:span text:style-name="T3">Attention</text:span></text:span>: You should protect the input file since it contains unencrypted passwords, by setting the appropriate permissions on it. It should only be readable and writable by root.</text:p>
      <text:p text:style-name="Text_20_body">For example, to add the user accounts <text:span text:style-name="Strong_20_Emphasis">ravi</text:span> and <text:span text:style-name="Strong_20_Emphasis">tecmint</text:span>, you can create a files called <text:span text:style-name="Strong_20_Emphasis">users.txt</text:span> as shown.</text:p>
      <text:p text:style-name="P5">$ sudo vim users.txt </text:p>
      <text:p text:style-name="Text_20_body">Next, add the user accounts details in the file in the following format.</text:p>
      <text:p text:style-name="Preformatted_20_Text"><text:soft-page-break/>ravi:213254lost:1002:1002:Tecmint Admin:/home/ravi:/bin/bash</text:p>
      <text:p text:style-name="P5">tecmint:@!#@%$Most:1003:1003:Tecmint:/home/tecmint:/bin/bash</text:p>
      <text:section text:style-name="Sect1" text:name="attachment_31104">
        <text:p text:style-name="Text_20_body"><draw:a xlink:type="simple" xlink:href="https://www.tecmint.com/wp-content/uploads/2018/11/Create-Multiple-User-Accounts-in-Linux.png"><draw:frame draw:style-name="fr1" draw:name="Image1" text:anchor-type="as-char" svg:width="17.833cm" svg:height="2.117cm" draw:z-index="0"><draw:image xlink:href="Pictures/10000000000002A00000004EE278DF4924CF5E73.png" xlink:type="simple" xlink:show="embed" xlink:actuate="onLoad" loext:mime-type="image/png"/><svg:title>Create Multiple User Accounts in Linux</svg:title></draw:frame></draw:a></text:p>
        <text:p text:style-name="Text_20_body">Create Multiple User Accounts in Linux</text:p>
      </text:section>
      <text:p text:style-name="Text_20_body">Save the file and set the required permissions on it.</text:p>
      <text:p text:style-name="P5">$ sudo chmod 0600 users.txt </text:p>
      <text:p text:style-name="Text_20_body">Now run the <text:span text:style-name="Strong_20_Emphasis">newusers</text:span> command with the input file to add the above user accounts at once.</text:p>
      <text:p text:style-name="P5">$ sudo newusers users.txt</text:p>
      <text:p text:style-name="Text_20_body">First, <text:span text:style-name="Strong_20_Emphasis">newusers</text:span> program tries to create or update the specified accounts, and then write these changes to the user or group databases. In case of any errors except in the final writes to the databases, no changes are committed to the databases. This is simply how the newusers command works.</text:p>
      <text:p text:style-name="Text_20_body">If the previous command is successful, check the <text:span text:style-name="Strong_20_Emphasis">/etc/passwd</text:span> and <text:span text:style-name="Strong_20_Emphasis">/etc/groups</text:span> files to confirm that the user accounts have been added as shown.</text:p>
      <text:p text:style-name="P5">$ cat /etc/passwd | grep -E "ravi|tecmint"</text:p>
      <text:section text:style-name="Sect1" text:name="attachment_31103">
        <text:p text:style-name="Text_20_body"><draw:a xlink:type="simple" xlink:href="https://www.tecmint.com/wp-content/uploads/2018/11/Verify-User-Accounts-in-Linux.png"><draw:frame draw:style-name="fr1" draw:name="Image2" text:anchor-type="as-char" svg:width="17.833cm" svg:height="2.117cm" draw:z-index="1"><draw:image xlink:href="Pictures/10000000000002A00000004ECBAE5B6A83A2E149.png" xlink:type="simple" xlink:show="embed" xlink:actuate="onLoad" loext:mime-type="image/png"/><svg:title>Verify User Accounts in Linux</svg:title></draw:frame></draw:a></text:p>
        <text:p text:style-name="Text_20_body">Verify User Accounts in Linux</text:p>
      </text:section>
      <text:p text:style-name="Text_20_body">For more information, see the <text:span text:style-name="Strong_20_Emphasis">newuser</text:span> man page.</text:p>
      <text:p text:style-name="P5">$ man newuser </text:p>
      <text:p text:style-name="Text_20_body">You might also like to check these following related articles.</text:p>
      <text:list xml:id="list1109649953" text:style-name="L2">
        <text:list-item>
          <text:p text:style-name="P4"><text:a xlink:type="simple" xlink:href="https://www.tecmint.com/change-a-users-default-shell-in-linux/" office:target-frame-name="_blank" xlink:show="new" text:style-name="Internet_20_link" text:visited-style-name="Visited_20_Internet_20_Link">3 Ways to Change a Users Default Shell in Linux</text:a> </text:p>
        </text:list-item>
        <text:list-item>
          <text:p text:style-name="P4"><text:a xlink:type="simple" xlink:href="https://www.tecmint.com/create-a-shared-directory-in-linux/" office:target-frame-name="_blank" xlink:show="new" text:style-name="Internet_20_link" text:visited-style-name="Visited_20_Internet_20_Link">How to Create a Shared Directory for All Users in Linux</text:a> </text:p>
        </text:list-item>
        <text:list-item>
          <text:p text:style-name="P4"><text:a xlink:type="simple" xlink:href="https://www.tecmint.com/whowatch-monitor-linux-users-and-processes-in-real-time/" office:target-frame-name="_blank" xlink:show="new" text:style-name="Internet_20_link" text:visited-style-name="Visited_20_Internet_20_Link">Whowatch – Monitor Linux Users and Processes in Real Time</text:a> </text:p>
        </text:list-item>
        <text:list-item>
          <text:p text:style-name="P2"><text:a xlink:type="simple" xlink:href="https://www.tecmint.com/send-a-message-to-logged-users-in-linux-terminal/" office:target-frame-name="_blank" xlink:show="new" text:style-name="Internet_20_link" text:visited-style-name="Visited_20_Internet_20_Link">How to Send a Message to Logged Users in Linux</text:a> </text:p>
        </text:list-item>
      </text:list>
      <text:p text:style-name="Text_20_body">In this article, we’ve explained how to create multiple users in Linux using <text:span text:style-name="Strong_20_Emphasis">newusers</text:span> program. Use the feedback form below to ask any questions or share your comments with us. If you know of any similar utilities out there, let us know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sk" fo:country="SK"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sk" fo:country="SK"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20:20:07.550452449</meta:creation-date>
    <dc:date>2019-01-08T20:21:50.280981487</dc:date>
    <meta:editing-duration>PT1M50S</meta:editing-duration>
    <meta:editing-cycles>1</meta:editing-cycles>
    <meta:document-statistic meta:table-count="0" meta:image-count="2" meta:object-count="0" meta:page-count="2" meta:paragraph-count="41" meta:word-count="543" meta:character-count="3234" meta:non-whitespace-character-count="2724"/>
    <meta:generator>LibreOffice/6.1.4.2$Linux_X86_64 LibreOffice_project/10$Build-2</meta:generator>
  </office:meta>
</office:document-meta>
</file>